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2000000C8F5BB28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svg:stroke-color="#e6e6e6" draw:marker-start="Arrowheads_20_4" draw:marker-start-width="0.413cm" draw:marker-end="Arrowheads_20_4" draw:marker-end-width="0.413cm" draw:fill="solid" draw:fill-color="#e6e6e6" draw:textarea-horizontal-align="center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e6e6e6"/>
    </style:style>
    <style:style style:name="T1" style:family="text">
      <style:text-properties fo:color="#e6e6e6"/>
    </style:style>
    <style:style style:name="T2" style:family="text">
      <style:text-properties fo:color="#e6e6e6" fo:font-family="Symbol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97cm" svg:height="8.774cm" svg:x="6.196cm" svg:y="9.582cm">
          <draw:image xlink:href="Pictures/10000201000000D2000000C8F5BB289B.png" xlink:type="simple" xlink:show="embed" xlink:actuate="onLoad">
            <text:p text:style-name="P2"/>
          </draw:image>
        </draw:frame>
        <draw:frame draw:style-name="gr2" draw:text-style-name="P3" draw:layer="layout" svg:width="2.318cm" svg:height="1.174cm" svg:x="12.83cm" svg:y="17.245cm">
          <draw:text-box>
            <text:p text:style-name="P2"><text:span text:style-name="T1">50 </text:span><text:span text:style-name="T2">m</text:span><text:span text:style-name="T1">m</text:span></text:p>
          </draw:text-box>
        </draw:frame>
        <draw:line draw:style-name="gr3" draw:text-style-name="P1" draw:layer="layout" svg:x1="12.63cm" svg:y1="17.31cm" svg:x2="15.17cm" svg:y2="17.3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0 10" svg:d="m0 0h10v10h-10z"/>
    <draw:marker draw:name="Arrowheads_20_2" draw:display-name="Arrowheads 2" svg:viewBox="0 0 1131 902" svg:d="m564 0-564 902h1131z"/>
    <draw:marker draw:name="Arrowheads_20_3" draw:display-name="Arrowheads 3" svg:viewBox="0 0 1131 2256" svg:d="m1127 2120-449-2006-9-42-25-39-38-25-38-8-43 8-38 25-25 39-9 42-449 2006v13l-4 9 9 42 25 38 38 25 42 9h903l42-9 38-25 26-38 8-42v-9z"/>
    <draw:marker draw:name="Arrowheads_20_4" draw:display-name="Arrowheads 4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8-12-23T13:23:02</dc:date>
    <meta:editing-cycles>1</meta:editing-cycles>
    <meta:editing-duration>PT20M44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